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De la bonne utilisation des mots de passe</text:h>
      <text:p text:style-name="Standard">Pendant que vous batifoliez dans l’eau cet été, un <text:a xlink:type="simple" xlink:href="http://www.zdnet.fr/actualites/apple-et-amazon-fautifs-dans-le-piratage-d-un-compte-icloud-39774976.htm"><text:span text:style-name="Definition">journaliste a perdu toutes ses données et l’accès à tous ses moyens de communication</text:span></text:a>, des <text:a xlink:type="simple" xlink:href="http://www.lukew.com/ff/entry.asp?1590"><text:span text:style-name="Definition">entreprises renommées se sont fait piquer des millions de mots de passe</text:span></text:a>, et le <text:a xlink:type="simple" xlink:href="http://www.lemondeinformatique.fr/actualites/lire-une-cotation-du-prix-des-cartes-bancaires-volees-disponible-sur-cloudeyez-49960.html"><text:span text:style-name="Definition">marché des cartes de crédit volées</text:span></text:a> se porte bien, merci pour lui…</text:p>
      <text:p text:style-name="Text_20_body">Il est pourtant simple d’éviter ce genre de problèmes ou au moins de limiter la casse !</text:p>
      <text:h text:style-name="Heading_20_2" text:outline-level="2">Éduquer son entourage</text:h>
      <text:p text:style-name="Standard">Trop de gens choisissent des mots de passe mal sécurisés, <text:a xlink:type="simple" xlink:href="http://blogs.wsj.com/digits/2010/12/13/the-top-50-gawker-media-passwords/"><text:span text:style-name="Definition">même parmi les geeks</text:span></text:a>. Sachant que rien n’est plus simple que de trouver le login de quelqu’un sur Internet, le mot de passe est votre seule véritable défense.</text:p>
      <text:p text:style-name="Text_20_body">Choisissez-en donc un bon pour ne pas laisser n’importe qui se faire passer pour vous, vous ridiculiser publiquement, supprimer vos photos en ligne, voire réclamer de l’argent à vos proches ou effacer à distance vos téléphones et ordinateurs, comme c’est arrivé à ce pauvre journaliste…</text:p>
      <text:list xml:id="list8140677005199020570" text:style-name="L1">
        <text:list-item>
          <text:p text:style-name="P4">Apprenez aux gens autour de vous à <text:span text:style-name="T4">ne</text:span><text:span text:style-name="T4"> </text:span><text:span text:style-name="T4">jamais</text:span><text:span text:style-name="T4"> </text:span><text:span text:style-name="T4">utiliser</text:span><text:span text:style-name="T4"> </text:span><text:span text:style-name="T4">le</text:span><text:span text:style-name="T4"> </text:span><text:span text:style-name="T4">mot</text:span><text:span text:style-name="T4"> </text:span><text:span text:style-name="T4">de</text:span><text:span text:style-name="T4"> </text:span><text:span text:style-name="T4">passe</text:span><text:span text:style-name="T4"> </text:span><text:span text:style-name="T4">de</text:span><text:span text:style-name="T4"> </text:span><text:span text:style-name="T4">leur</text:span><text:span text:style-name="T4"> </text:span><text:span text:style-name="T4">email</text:span><text:span text:style-name="T4"> </text:span><text:span text:style-name="T4">pour</text:span><text:span text:style-name="T4"> </text:span><text:span text:style-name="T4">un</text:span><text:span text:style-name="T4"> </text:span><text:span text:style-name="T4">autre</text:span><text:span text:style-name="T4"> </text:span><text:span text:style-name="T4">compte</text:span> (surtout s’ils utilisent leur adresse mail comme <text:span text:style-name="T5">login</text:span>) ;</text:p>
        </text:list-item>
        <text:list-item>
          <text:p text:style-name="P4">Montrez-leur <text:a xlink:type="simple" xlink:href="http://xkcd.com/936/"><text:span text:style-name="Definition">comment inventer un mot de passe sécurisé facile à retenir</text:span></text:a> ;</text:p>
        </text:list-item>
        <text:list-item>
          <text:p text:style-name="P4">Incitez-les à utiliser une <text:span text:style-name="T5">passphrase</text:span> plutôt qu’un simple mot, c’est plus difficile à pirater, plus facile à retenir, et pas moins rapide à saisir s’ils tapent vite ;</text:p>
        </text:list-item>
        <text:list-item>
          <text:p text:style-name="P4">Conseillez-leur de clore les comptes qu’ils n’utilisent plus et de mettre un mot de passe sûr pour les comptes importants (ceux où sont enregistrées leurs coordonnées bancaires et leur compte mail principal).</text:p>
        </text:list-item>
      </text:list>
      <text:h text:style-name="Heading_20_2" text:outline-level="2">Sécuriser les sites</text:h>
      <text:p text:style-name="Standard">Un test simple : si un utilisateur d’un des sites que vous gérez peut demander à recevoir son mot de passe <text:span text:style-name="T4">actuel</text:span> par email, vous avez un gros problème. En effet, quiconque accède au compte mail de votre utilisateur peut récupérer ses codes d’accès sans laisser aucune trace, et si votre site se fait pirater les attaquants peuvent s’identifier sur tous les autres sites où vos visiteurs ont utilisé le même mot de passe.</text:p>
      <text:p text:style-name="Text_20_body">Lisez donc <text:a xlink:type="simple" xlink:href="http://www.pompage.net/traduction/la-cryptographie-et-le-web-hachage"><text:span text:style-name="Definition">La cryptographie et le Web : hachage, salage et autres recettes</text:span></text:a> et appliquez ce qui y est expliqué :</text:p>
      <text:list xml:id="list394416219065854056" text:style-name="L2">
        <text:list-item>
          <text:p text:style-name="P5">ne demander que le minimum d’informations ;</text:p>
        </text:list-item>
        <text:list-item>
          <text:p text:style-name="P5">ajouter une pincée de sel avant d’enregistrer les mots de passe ;</text:p>
        </text:list-item>
        <text:list-item>
          <text:p text:style-name="P5">utiliser un algorithme sécurisé (SHA-1 ou AES) plutôt que MD5 qui est largement dépassé ;</text:p>
        </text:list-item>
        <text:list-item>
          <text:p text:style-name="P5">utiliser HTTPS pour les données sensibles.</text:p>
        </text:list-item>
      </text:list>
      <text:p text:style-name="Standard"/>
      <text:p text:style-name="Standard">Par ailleurs, si vous voulez que vos utilisateurs mettent un vrai mot de passe bien sécurisé… Ne les empêchez pas de le faire ! N’imposez pas de longueur maximum, et n’obligez pas à respecter un format particulier. Toute contrainte oblige ceux qui ont de bonnes pratiques à les mettre de côté et simplifie le travail pour quiconque essaie de deviner un mot de passe !</text:p>
      <text:h text:style-name="Heading_20_2" text:outline-level="2"><text:soft-page-break/>Aller plus loin</text:h>
      <text:p text:style-name="Standard">Plusieurs solutions permettent de contourner les limites actuelles des mots de passe : logicielles comme <text:a xlink:type="simple" xlink:href="https://agilebits.com/onepassword"><text:span text:style-name="Definition">1Password</text:span></text:a> qui permet de créer et retenir des mots de passe ultra-sécurisés à votre place et <text:a xlink:type="simple" xlink:href="http://support.mozilla.org/fr/kb/firefox-sync-emporter-infos-perso"><text:span text:style-name="Definition">Firefox Sync</text:span></text:a> qui permet de synchroniser les mots de passe enregistrés par votre navigateur d’un poste à l’autre, ou bien matérielles comme les lecteurs d’empreintes digitales.</text:p>
      <text:p text:style-name="Text_20_body">D’ailleurs, saviez-vous qu’il existe une solution pour ne pas avoir à demander à vos utilisateurs de choisir un <text:span text:style-name="T5">login</text:span>, un mot de passe, voire même de ressaisir des informations courantes ? Vous ne rêvez pas, c’est possible !</text:p>
      <text:p text:style-name="Text_20_body">Avec <text:a xlink:type="simple" xlink:href="http://fr.wikipedia.org/wiki/OpenID"><text:span text:style-name="Definition">OpenID</text:span></text:a>, l’identification de vos utilisateurs est effectuée par un fournisseur que votre site interroge à chaque fois que le visiteur veut se connecter. Le seul mot de passe nécessaire sera donc celui du fournisseur. Parmi les fournisseurs principaux se trouvent Google, Yahoo, Flickr, MySpace, Wordpress et même AOL (ça existe encore ça ?) : vos visiteurs ont sûrement déjà un compte chez l’un d’entre eux.</text:p>
      <text:p text:style-name="Text_20_body">Pour contourner certains problèmes d’OpenID, la fondation Mozilla propose BrowserID (qui s’appelle maintenant <text:a xlink:type="simple" xlink:href="https://login.persona.org/"><text:span text:style-name="Definition">Persona</text:span></text:a>). Persona nécessite un script JS dans vos pages et du développement côté serveur mais, au lieu d’ouvrir le site certifiant dans une <text:span text:style-name="T5">popup</text:span>, l’identification s’effectue dans une fenêtre du navigateur. Le <text:span text:style-name="T5">phishing</text:span> devient impossible, le processus est plus rapide, le multi-compte est plus facile à gérer, et votre fournisseur d’authentification n’est plus informé de vos moindres faits et gestes…</text:p>
      <text:p text:style-name="Text_20_body">Enfin, si votre site doit accéder à des données hébergées sur un autre site ou interagir avec celles-ci au nom de votre utilisateur, utilisez <text:a xlink:type="simple" xlink:href="http://fr.wikipedia.org/wiki/OAuth"><text:span text:style-name="Definition">OAuth</text:span></text:a>. Ce système très pratique permet à 2 <text:span text:style-name="T5">APIs</text:span> de dialoguer entre elles, et vous l’utilisez sûrement déjà si vous écrivez vos <text:span text:style-name="T5">tweets</text:span> depuis une application plutôt que sur le site Twitter.com.</text:p>
      <text:h text:style-name="Heading_20_2" text:outline-level="2">Conclusion</text:h>
      <text:p text:style-name="Standard">La sécurité informatique est l’affaire de tous mais, en tant que professionnels de l’informatique, nous avons des responsabilités en plus :</text:p>
      <text:list xml:id="list271238983799989717" text:style-name="L3">
        <text:list-item>
          <text:p text:style-name="P6">Éduquer sur les enjeux et les solutions existantes ;</text:p>
        </text:list-item>
        <text:list-item>
          <text:p text:style-name="P6">Sécuriser les sites et les applications que nous développons ;</text:p>
        </text:list-item>
        <text:list-item>
          <text:p text:style-name="P6">Nous tenir au courant de l’état de l’art.</text:p>
        </text:list-item>
      </text:list>
      <text:p text:style-name="Standard">Eh bien, vous êtes encore là ? Allez donc plutôt vérifier <text:a xlink:type="simple" xlink:href="https://twitter.com/settings/applications"><text:span text:style-name="Definition">qui a accès à votre compte Twitter</text:span></text:a> !</text:p>
      <text:h text:style-name="Heading_20_1" text:outline-level="1">À propos de l’auteur</text:h>
      <text:p text:style-name="Standard">Intégrateur passionné, Goulven Champenois jongle avec l’accessibilité, l’ergonomie, les performances et le mobile pour une expérience utilisateur optimale intégrant les dernières évolutions technologiques.</text:p>
      <text:p text:style-name="Text_20_body">Formé en grande partie grâce aux sites <text:a xlink:type="simple" xlink:href="http://openweb.eu.org/"><text:span text:style-name="Definition">OpenWeb</text:span></text:a> et <text:a xlink:type="simple" xlink:href="http://pompage.net/"><text:span text:style-name="Definition">Pompage</text:span></text:a>, il rejoint ce dernier en 2006. Trouvant le temps trop long entre deux éditions de <text:a xlink:type="simple" xlink:href="http://paris-web.fr/"><text:span text:style-name="Definition">Paris Web</text:span></text:a>, il participe à l’organisation de <text:a xlink:type="simple" xlink:href="http://sudweb.fr/"><text:span text:style-name="Definition">Sud Web</text:span></text:a> depuis 2011.</text:p>
      <text:p text:style-name="Text_20_body">Il propose désormais ses services en tant que consultant web.</text:p>
      <text:list xml:id="list3107115843572678306" text:style-name="L4">
        <text:list-item>
          <text:p text:style-name="P7"><text:a xlink:type="simple" xlink:href="https://twitter.com/goulvench"><text:span text:style-name="Definition">@goulvench</text:span></text:a></text:p>
        </text:list-item>
        <text:list-item>
          <text:p text:style-name="P7">&lt;<text:a xlink:type="simple" xlink:href="http://userland.fr/"><text:span text:style-name="Definition">http://site.tld</text:span></text:a>&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3"><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8:36:17</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4" meta:paragraph-count="45" meta:word-count="1040" meta:character-count="6255" meta:non-whitespace-character-count="5272"/>
  </office:meta>
</office:document-meta>
</file>